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2"/>
    <style:style style:name="P3" style:family="paragraph" style:parent-style-name="List_20_Paragraph" style:list-style-name="WWNum1"/>
    <style:style style:name="T1" style:family="text">
      <style:text-properties fo:font-size="11pt" fo:font-style="italic" style:font-size-asian="11pt" style:font-style-asian="italic" style:font-size-complex="11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 petite librairie – Projet API REST</text:h>
      <text:p text:style-name="Standard"><text:span text:style-name="T1">Durée estimée : 1 jour</text:span></text:p>
      <text:p text:style-name="Standard"/>
      <text:h text:style-name="Heading_20_2" text:outline-level="2">Objectifs</text:h>
      <text:p text:style-name="Standard"/>
      <text:p text:style-name="Standard">L’objectif de ce projet est de comprendre et maitriser la communication avec une API REST.</text:p>
      <text:p text:style-name="Standard"/>
      <text:h text:style-name="Heading_20_2" text:outline-level="2">Compétences visées</text:h>
      <text:p text:style-name="Standard"/>
      <text:list xml:id="list722812421" text:style-name="WWNum2">
        <text:list-item>
          <text:p text:style-name="P2">Rechercher des solutions pour la résolution de problèmes techniques rencontrés au moyen des ressources disponibles (documentation, sites Internet, communautés, etc…)</text:p>
        </text:list-item>
        <text:list-item>
          <text:p text:style-name="P2">Améliorer une application en étendant ses fonctionnalités grâce à l’utilisation d’API web des services IA de manière à répondre aux objectifs préalablement définis avec le client</text:p>
        </text:list-item>
      </text:list>
      <text:p text:style-name="Standard"/>
      <text:h text:style-name="Heading_20_2" text:outline-level="2">Livrables</text:h>
      <text:p text:style-name="Standard"/>
      <text:list xml:id="list2040916659" text:style-name="WWNum1">
        <text:list-item>
          <text:p text:style-name="P3">URL d’un dépôt git contenant le ou les fichiers python écrits selon l’énoncé ci-dessous</text:p>
        </text:list-item>
      </text:list>
      <text:p text:style-name="Standard"/>
      <text:h text:style-name="Heading_20_2" text:outline-level="2">Énoncé</text:h>
      <text:p text:style-name="Standard"/>
      <text:p text:style-name="Standard">Votre librairie de quartier souhaite mettre en place un service de commentaire en ligne. Elle dispose déjà d’une API fonctionnelle et souhaite un outil en ligne de commande lui permettant rapidement de lire le contenu de sa base de données.</text:p>
      <text:p text:style-name="Standard"/>
      <text:p text:style-name="Standard">Elle vous a mis à disposition la documentation de l’API à cette adresse : <text:a xlink:type="simple" xlink:href="https://demo.api-platform.com" text:style-name="ListLabel_20_9" text:visited-style-name="ListLabel_20_9"><text:span text:style-name="Internet_20_link">https://</text:span></text:a><text:bookmark text:name="_GoBack"/><text:a xlink:type="simple" xlink:href="https://demo.api-platform.com" text:style-name="ListLabel_20_9" text:visited-style-name="ListLabel_20_9"><text:span text:style-name="Internet_20_link">demo.api-platform.com</text:span></text:a></text:p>
      <text:p text:style-name="Standard"/>
      <text:p text:style-name="Standard">Pour tester vos requêtes API avant de les écrire en python, vous pouvez utiliser l’outil Insomnia (<text:a xlink:type="simple" xlink:href="https://insomnia.rest" text:style-name="ListLabel_20_9" text:visited-style-name="ListLabel_20_9"><text:span text:style-name="Internet_20_link">https://insomnia.rest</text:span></text:a>) </text:p>
      <text:p text:style-name="Standard"/>
      <text:p text:style-name="Standard">Vous devez réaliser un ou plusieurs scripts pythons permettant de :</text:p>
      <text:list xml:id="list164544560161193" text:continue-numbering="true" text:style-name="WWNum1">
        <text:list-item>
          <text:p text:style-name="P3">Lister les 10 derniers livres par leur date de publication</text:p>
        </text:list-item>
        <text:list-item>
          <text:p text:style-name="P3">Lister le livre écrit par l’auteur « Dr. Kaitlyn Ratke »</text:p>
        </text:list-item>
        <text:list-item>
          <text:p text:style-name="P3">Lister tous les commentaires du livre dont l’id est « 1d52ba85-97c8-4cc3-b81a-40582f3aff64 »</text:p>
        </text:list-item>
        <text:list-item>
          <text:p text:style-name="P3">Créer un nouveau commentaire avec le texte et la note de votre choix pour le livre dont l’id est « 1b08c9ab-6254-4015-ad14-bac3e5c008df »</text:p>
        </text:list-item>
        <text:list-item>
          <text:p text:style-name="P3">Modifier votre nouveau commentaire en utilisant l’id qui vous a été fourni lors de sa création </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2"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Arnaud de Mouhy</meta:initial-creator>
    <dc:creator>Arnaud de Mouhy</dc:creator>
    <meta:editing-cycles>20</meta:editing-cycles>
    <meta:print-date>2020-01-09T11:00:00</meta:print-date>
    <meta:creation-date>2020-01-08T08:36:00</meta:creation-date>
    <dc:date>2020-01-09T16:06:00</dc:date>
    <meta:editing-duration>PT1H17M</meta:editing-duration>
    <meta:generator>LibreOffice/6.3.3.2$MacOSX_X86_64 LibreOffice_project/a64200df03143b798afd1ec74a12ab50359878ed</meta:generator>
    <meta:document-statistic meta:table-count="0" meta:image-count="0" meta:object-count="0" meta:page-count="1" meta:paragraph-count="19" meta:word-count="253" meta:character-count="1599" meta:non-whitespace-character-count="13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